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2.323cm" fo:min-width="19.8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54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0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2.573cm" svg:x="0.305cm" svg:y="0.55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83cm" svg:height="0.962cm" svg:x="8.433cm" svg:y="2.337cm">
          <draw:text-box>
            <text:p>Petunjuk Ujian</text:p>
          </draw:text-box>
        </draw:frame>
        <draw:custom-shape draw:style-name="gr3" draw:text-style-name="P4" draw:layer="layout" svg:width="3.048cm" svg:height="0.635cm" svg:x="6.528cm" svg:y="8.941cm">
          <text:p text:style-name="P3"><text:span text:style-name="T1">Kembali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56cm" svg:height="0.635cm" svg:x="11.608cm" svg:y="8.941cm">
          <text:p text:style-name="P3"><text:span text:style-name="T1">Kerjakan Ujia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6:05:11.557616254</dc:date>
    <meta:editing-duration>PT21M12S</meta:editing-duration>
    <meta:editing-cycles>3</meta:editing-cycles>
    <meta:generator>LibreOffice/5.1.6.2$Linux_x86 LibreOffice_project/10m0$Build-2</meta:generator>
    <meta:document-statistic meta:object-count="4"/>
  </office:meta>
</office:document-meta>
</file>